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O rádio</text:p>
      <text:p text:style-name="P1"/>
      <text:p text:style-name="P1">O rádio pertence à família de radiação eletromagnética que inclui o infravermelho, luz visível, </text:p>
      <text:p text:style-name="P1">ultravioleta, raios X, raios gama e cósmicos. O rádio possui o comprimento de onda mais longo do </text:p>
      <text:p text:style-name="P1">grupo, e a frequência mais baixa. As ondas eletromagnéticas resultam da interação entre um campo </text:p>
      <text:p text:style-name="P1">elétrico e um campo magnético. Uma Carga elétrica que oscile num condutor cria um campo elétrico e </text:p>
      <text:p text:style-name="P1">o correspondente campo magnético. O campo magnético por sua vez cria um campo elétrico, que cria </text:p>
      <text:p text:style-name="P1">outro campo magnético, e por aí fora. Estes dois campos interagem criando uma onda </text:p>
      <text:p text:style-name="P1">eletromagnética, que se propaga no espaço. Os componentes elétrico e magnético fazem entre si um </text:p>
      <text:p text:style-name="P1">ângulo reto, e 90o em relação à direção de propagação. A polarização de uma onda de rádio é </text:p>
      <text:p text:style-name="P1">geralmente a mesma do seu campo elétrico. </text:p>
      <text:p text:style-name="P1"/>
      <text:p text:style-name="P1">Onda eletromagnéticas</text:p>
      <text:p text:style-name="P1"/>
      <text:p text:style-name="P1">As ondas de rádio que se propagam entre as antenas transmissora e receptora são denominadas de ondas eletromagnéticas.</text:p>
      <text:p text:style-name="P1"/>
      <text:p text:style-name="P1">A antena transmissora transforma as variações de tensão e corrente produzidas pelo equipamento transmissor em ondas eletromagnéticas, capazes de se propagar no espaço.</text:p>
      <text:p text:style-name="P1"/>
      <text:p text:style-name="P1">A antena receptora desempenha papel contrário, transformando a energia das ondas eletromagnéticas em variações de tensão e corrente para serem processadas no equipamento receptor.</text:p>
      <text:p text:style-name="P1"/>
      <text:p text:style-name="P1">Essas ondas eletromagnéticas caracterizam-se pelos campos elétrico e magnético que se propagam na atmosfera. As ondas eletromagnéticas são representadas normalmente por senoides, uma para cada campo, possuindo então os parâmetros de amplitude, frequência, fase e comprimento de ondas. A velocidade de propagação delas é independente da fonte geradora, estando relacionada ao comprimento de onda (lambda) e a frequência (f) por v = lambda.f. (sanches)</text:p>
      <text:p text:style-name="P1"/>
      <text:p text:style-name="P1">O comprimento de onda (l) de qualquer frequência de rádio pode ser determinada por esta formula. </text:p>
      <text:p text:style-name="P1">Considerando-se a propagação no vácuo, a velocidade é constante a 3 x 10^8 m/s (velocidade da luz), logo, comprimento de onda de um sinal de rádio com a frequência de 30Mhz será de 10 metros. Em outros meios de propagação o comprimento de onda diminui porque a velocidade de propagação é menor. Num fio condutor, o comprimento de onda de um sinal de 30Mhz diminui para 9,5m. Este fator deve ser tomado em consideração no desenho de antenas e outras aplicações. </text:p>
      <text:p text:style-name="P1"/>
      <text:p text:style-name="P1"/>
      <text:p text:style-name="P1"><text:s/>A diminuição da velocidade na atmosfera é tão ligeira que é geralmente ignorada, mas por vezes até esta pequena diferença é significativa. Já a velocidade de propagação num condutor, é cerca de 95% da velocidade no vácuo. </text:p>
      <text:p text:style-name="P1"/>
      <text:p text:style-name="P1">“figura 2.1 – Ondas eletromagnéticas”</text:p>
      <text:p text:style-name="P1"/>
      <text:p text:style-name="P1">Meio de transmissão</text:p>
      <text:p text:style-name="P1"/>
      <text:p text:style-name="P1">O meio de uma transmissão via ondas eletromagnéticas é composto pelo conjunto superfície terrestre – atmosfera.</text:p>
      <text:p text:style-name="P1"/>
      <text:p text:style-name="P1">As condições atmosféricas e o relevo do terreno influenciam diretamente no comportamento do <text:soft-page-break/>sinal transmitido e sua propagação. Essa influência acontece de várias formas, entre elas: obstrução, difração e reflexão.</text:p>
      <text:p text:style-name="P1"/>
      <text:p text:style-name="P1">Quando se trata de um espaço livre, as ondas de rádio se propagam em “linha reta”, sem a influência de fenômenos como refração a reflexão.</text:p>
      <text:p text:style-name="P1"/>
      <text:p text:style-name="P1">Já quando existem obstáculos durante a propagação do sinal, ou propagado através de meios diferentes, ocorrem fenômenos como reflexão e difração, degradando o nível e a qualidade do sinal transmitido.</text:p>
      <text:p text:style-name="P1"/>
      <text:p text:style-name="P1">O sinal que chega na antena receptora é o resultado final da soma de uma transmissão, isto é, os caminhos diferentes que a portadora pode tomar no trajeto entre a antena transmissora e receptora (reflexões do terreno, refração das camadas troposféricas), isto pode prejudicar seriamente o sinal originalmente transmitido.</text:p>
      <text:p text:style-name="P1"/>
      <text:p text:style-name="P1">Atenuação e Absorção </text:p>
      <text:p text:style-name="P1"/>
      <text:p text:style-name="P1">As ondas de rádio enfraquecem à medida que se propagam, seja no quase vazio do cosmos ou na </text:p>
      <text:p text:style-name="P1">atmosfera terrestre. A atenuação no vácuo resulta da dispersão da energia a partir da fonte. </text:p>
      <text:p text:style-name="P1">A atenuação cresce rapidamente porque o sinal diminui na razão do quadrado da distância. Se a </text:p>
      <text:p text:style-name="P1">distância entre o emissor e o receptor aumentar de 1 km para 10 km, o sinal diminuirá para um </text:p>
      <text:p text:style-name="P1">centésimo da intensidade. A atenuação por dispersão é um fator importante na intensidade do sinal, </text:p>
      <text:p text:style-name="P1">mas os sinais de rádio sofrem outros tipos de atenuação. </text:p>
      <text:p text:style-name="P1">Energia é perdida por absorção quando as ondas de rádio atravessam outros meios que não o vácuo. </text:p>
      <text:p text:style-name="P1">As ondas de rádio propagam-se através da atmosfera ou materiais sólidos (como um fio condutor) </text:p>
      <text:p text:style-name="P1">excitando elétrons, que irão radiar energia na mesma freqüência. Este processo não é perfeitamente </text:p>
      <text:p text:style-name="P1">eficiente, pois alguma energia é transformada em calor e retida no meio. A quantidade de energia </text:p>
      <text:p text:style-name="P1">perdida desta forma depende das características do meio e da freqüência. A atenuação na atmosfera é </text:p>
      <text:p text:style-name="P1">desprezível dos 10MHz aos 3 GHz, mas, nas freqüências mais elevadas, a absorção devida ao vapor </text:p>
      <text:p text:style-name="P1">de água e oxigênio podem ser elevadas. A energia das ondas eletromagnéticas também são perdidas </text:p>
      <text:p text:style-name="P1">durante a refração, difração e reflexão, fenômenos que permitem comunicar a longa distância. De fato, </text:p>
      <text:p text:style-name="P1">qualquer forma útil de propagação é acompanhada de atenuação. </text:p>
      <text:p text:style-name="P1"/>
      <text:p text:style-name="P1">Refração </text:p>
      <text:p text:style-name="P1"/>
      <text:p text:style-name="P1">As ondas eletromagnéticas propagam-se em linha reta até serem defletidas por algo. As ondas de </text:p>
      <text:p text:style-name="P1">rádio são ligeiramente refratadas, ou dobradas, quando passam de um meio para outro. Neste aspecto </text:p>
      <text:p text:style-name="P1">as ondas de rádio comportam-se da mesma maneira que outras formas de radiação eletromagnética. </text:p>
      <text:p text:style-name="P1">A dobra aparente de um lápis parcialmente imerso em água demonstra este principio. </text:p>
      <text:p text:style-name="P1">A refração é causada pela mudança de velocidade da onda quando atravessa a fronteira entre um </text:p>
      <text:p text:style-name="P1">meio de propagação e o seguinte. Se esta transição é feita num ângulo diferente de 90o, uma parte da </text:p>
      <text:p text:style-name="P1">frente da onda acelera (ou retarda) antes da outra, dobrando a onda ligeiramente. </text:p>
      <text:p text:style-name="P1">As ondas de rádio são refratadas ao passar obliquamente de um meio para outro. As linhas </text:p>
      <text:p text:style-name="P1">representam as cristas de uma frente de onda, sendo a distância entre linhas o comprimento de onda. </text:p>
      <text:p text:style-name="P1">A direção da onda muda porque um dos extremos da frente de onda desacelera antes da outra, </text:p>
      <text:p text:style-name="P1">quando atravessa a fronteira entre os dois meios. O comprimento de onda é encurtado, mas a </text:p>
      <text:p text:style-name="P1">frequência mantém-se constante. </text:p>
      <text:p text:style-name="P1">O grau de refração é diretamente proporcional à diferença entre os índices de refração dos meios. O </text:p>
      <text:p text:style-name="P1"><text:soft-page-break/>índice de refração não é mais do que a velocidade de uma onda de rádio no vácuo dividida pela </text:p>
      <text:p text:style-name="P1">velocidade no meio em questão. </text:p>
      <text:p text:style-name="P1">As ondas de rádio são geralmente refratadas quando atravessam diferentes camadas da atmosfera, </text:p>
      <text:p text:style-name="P1">seja a ionosfera a 100 ou mais quilômetros de altitude, ou as camadas inferiores da atmosfera. </text:p>
      <text:p text:style-name="P1">Quando a relação entre os índices de refração é suficientemente grande, as ondas de rádio podem ser </text:p>
      <text:p text:style-name="P1">refletidas, tal como a luz num espelho. A Terra é um refletor com perdas elevadas, mas uma superfície </text:p>
      <text:p text:style-name="P1">de metal funciona bem se possuir alguns comprimentos de onda de diâmetro. </text:p>
      <text:p text:style-name="P1"/>
      <text:p text:style-name="P1">Dispersão </text:p>
      <text:p text:style-name="P1"/>
      <text:p text:style-name="P1">A direção das ondas de rádio também pode ser alterada por dispersão. O efeito observado num feixe </text:p>
      <text:p text:style-name="P1">de luz que tenta atravessar o nevoeiro é um bom exemplo da dispersão de uma onda luminosa. </text:p>
      <text:p text:style-name="P1">Mesmo numa noite límpida, o cone de luz de um farol é visível devido a uma pequena quantidade de </text:p>
      <text:p text:style-name="P1">dispersão atmosférica perpendicular ao feixe luminoso. As ondas de rádio dispersam-se da mesma </text:p>
      <text:p text:style-name="P1">forma quando encontram objetos dispostos de forma aleatória, de dimensão igual ou menor ao </text:p>
      <text:p text:style-name="P1">comprimento de onda, como massas de elétrons, ou gotículas de água. </text:p>
      <text:p text:style-name="P1">Quando a densidade dos objetos dispersantes se torna suficientemente grande, comportam-se mais </text:p>
      <text:p text:style-name="P1">como um meio de propagação com um índice de refração característico. </text:p>
      <text:p text:style-name="P1"/>
      <text:p text:style-name="P1">Reflexão </text:p>
      <text:p text:style-name="P1"/>
      <text:p text:style-name="P1">Tratando-se de freqüências acima de 30 MHz, reflexões causadas grandes objetos, como edifícios, </text:p>
      <text:p text:style-name="P1">aviões e montanhas podem proporcionar um meio de aumentar o alcance para lá da linha do horizonte </text:p>
      <text:p text:style-name="P1">em várias centenas de quilômetros </text:p>
      <text:p text:style-name="P1">Duas estações necessitam apenas de apontar as antenas para um refletor comum, seja ele </text:p>
      <text:p text:style-name="P1">estacionário ou móvel. Contrariamente ao que o senso comum dita, a melhor posição para um refletor </text:p>
      <text:p text:style-name="P1">não é a meio caminho entre as duas estações. A intensidade do sinal aumenta à medida que o refletor </text:p>
      <text:p text:style-name="P1">se aproxima de um dos extremos do percurso, fazendo com que os refletores mais eficientes estejam </text:p>
      <text:p text:style-name="P1">próximos de uma das duas estações. </text:p>
      <text:p text:style-name="P1">O alcance máximo está limitado pela distancia de linha de vista (rádio) das duas estações para o </text:p>
      <text:p text:style-name="P1">refletor e pelas forma e dimensão do mesmo. Os refletores devem possuir vários comprimentos de </text:p>
      <text:p text:style-name="P1">onda de dimensão e de preferência ser planos. Aviões comerciais de longo e médio curso são bons </text:p>
      <text:p text:style-name="P1">refletores e oferecem a oportunidade de contactos a longa distancia. O limite teórico para a reflexão </text:p>
      <text:p text:style-name="P1">obtida pelo uso de aviões é de cerca de 900 km, assumindo que os jatos comerciais não voam a mais </text:p>
      <text:p text:style-name="P1">de 12 000 m, mas na realidade os contactos conseguidos são bastante menores. </text:p>
      <text:p text:style-name="P1"/>
      <text:p text:style-name="P1">Difração </text:p>
      <text:p text:style-name="P1"/>
      <text:p text:style-name="P1">As ondas de rádio podem ser difratadas ou dobradas em torno de objetos sólidos com arestas vivas. </text:p>
      <text:p text:style-name="P1">O grau de refração é diretamente proporcional à diferença entre os índices de refração dos meios. O </text:p>
      <text:p text:style-name="P1">índice de refração não é mais do que a velocidade de uma onda de rádio no vácuo dividida pela </text:p>
      <text:p text:style-name="P1">velocidade no meio em questão. </text:p>
      <text:p text:style-name="P1">As ondas de rádio são geralmente refratadas quando atravessam diferentes camadas da atmosfera, </text:p>
      <text:p text:style-name="P1">seja a ionosfera a 100 ou mais quilômetros de altitude, ou as camadas inferiores da atmosfera. </text:p>
      <text:p text:style-name="P1">Quando a relação entre os índices de refração é suficientemente grande, as ondas de rádio podem ser </text:p>
      <text:p text:style-name="P1"><text:soft-page-break/>refletidas, tal com a luz num espelho. A Terra é um refletor com perdas elevadas, mas uma superfície </text:p>
      <text:p text:style-name="P1">de metal funciona bem se possuir alguns comprimentos de onda de diâmetro. </text:p>
      <text:p text:style-name="P1">O cume de uma cordilheira com pelo menos 100 comprimentos de onda de comprimento pode servir </text:p>
      <text:p text:style-name="P1">para a difracção em frequências de rádio. Cumes agudos, livres de arvores e horizontais dão as </text:p>
      <text:p text:style-name="P1">melhores arestas, mas memo cumes arredondados podem servir como aresta de difracção. Apenas </text:p>
      <text:p text:style-name="P1">uma pequena parte da energia do sinal será difractada, mas possibilitará comunicações com um </text:p>
      <text:p text:style-name="P1">alcance de cerca de 100 km ou mais. Esta forma de difracção funciona nos dois sentidos, por isso </text:p>
      <text:p text:style-name="P1">comunicações através do que podem parecer montanhas intransponíveis podem ser possíveis, como </text:p>
      <text:p text:style-name="P1">sucede no exemplo abaixo. </text:p>
      <text:p text:style-name="P1"/>
      <text:p text:style-name="P1">(Buscar uma figura de meio de transmissão.)</text:p>
      <text:p text:style-name="P1"/>
      <text:p text:style-name="P1"><text:s text:c="4"/>Antenas-</text:p>
      <text:p text:style-name="P1"/>
      <text:p text:style-name="P1">Os dispositivos metálicos que são capazes de transmitir <text:s/>e receber ondas eletromagnéticas são denominados antenas.</text:p>
      <text:p text:style-name="P1">Nas antenas, as propriedades observadas na transmissão também são válidas para a recepção (reciprocidade).</text:p>
      <text:p text:style-name="P1">Estes dispositivos possuem características elétricas e físicas essenciais para o melhor desempenho e funcionamento de uma transmissão. As antenas <text:s/>dividem-se em</text:p>
      <text:p text:style-name="P1">antenas omni-direcionais (todas as direções) ou direcionais <text:s/>(focadas em uma direção).</text:p>
      <text:p text:style-name="P1"/>
      <text:p text:style-name="P1">Ganho da Antena</text:p>
      <text:p text:style-name="P1"/>
      <text:p text:style-name="P1">O ganho medido em dBi é a característica principal da antena e é definido como a relação entre a energia irradiada de uma determinada antena na direção do máximo do diagrama de radiação da mesma e a que seria irradiada por uma antena isotrópica ideal em uma direção qualquer, supondo q a potência total seja a mesma.</text:p>
      <text:p text:style-name="P1"/>
      <text:p text:style-name="P1">Isotrópica é uma antena hipotética baseada na transmissão para todas as direções(360º).</text:p>
      <text:p text:style-name="P1"/>
      <text:p text:style-name="P1">Sendo assim, na verdade o ganho considerado para qualquer antena é simplesmente o quando ela é mais diretiva que a antena isotrópica e não deve ser erroneamente interpretada como uma amplificação de potência na antena.</text:p>
      <text:p text:style-name="P1"/>
      <text:p text:style-name="P1">Por isso o “ganho ” de uma antena é medido em dBi (dB isotrópico).</text:p>
      <text:p text:style-name="P1"/>
      <text:p text:style-name="P1">Uma outra unidade utilizada é o dBd, que é o “ganho” em relação à antena dipolo.(sanches 158).</text:p>
      <text:p text:style-name="P1"/>
      <text:p text:style-name="P1"><text:s text:c="2"/>As antenas utilizadas nos pontos de transmissão de <text:s/>sinal têm característica de transmissão omni-direcional. Podem ser antenas <text:s/>individuais ou formadas por conjuntos de painéis setoriais que formam 360° e <text:s/>atendem todas as direções.</text:p>
      <text:p text:style-name="P1"/>
      <text:p text:style-name="P1"/>
      <text:p text:style-name="P1">Nível médio do terreno.</text:p>
      <text:p text:style-name="P1"/>
      <text:p text:style-name="P1">Após decidir o ponto geográfico onde ficará localizado o sistema irradiante, seguimos para a próxima etapa: cálculo do nível médio do terreno (NMT). De acordo com a norma, deve-se traçar 8 radiais, com espaçamento de 45º entre elas, a partir da origem (base da antena). Foram utilizados <text:s text:c="2"/>mapas cartográficos da cidade de São Pedro de Alcântara e das suas cidades limítrofes, para a <text:soft-page-break/>definição das radias. De cada radial será retirada duas coordenadas, uma à 3 km e outra à 15 Km de distância da base. <text:s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29T21:36:28.39</meta:creation-date>
    <meta:generator>LibreOffice/3.4$Linux LibreOffice_project/340m1$Build-402</meta:generator>
    <dc:date>2012-06-04T09:51:23</dc:date>
    <meta:editing-duration>PT4H20M18S</meta:editing-duration>
    <meta:editing-cycles>13</meta:editing-cycles>
    <dc:creator>Guilherme </dc:creator>
    <meta:document-statistic meta:table-count="0" meta:image-count="0" meta:object-count="0" meta:page-count="5" meta:paragraph-count="118" meta:word-count="1957" meta:character-count="12108" meta:non-whitespace-character-count="10161"/>
  </office:meta>
</office:document-meta>
</file>